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0000" draw:textarea-horizontal-align="center" draw:textarea-vertical-align="middle"/>
    </style:style>
    <style:style style:name="gr3" style:family="graphic" style:parent-style-name="objectwithoutfill">
      <style:graphic-properties svg:stroke-width="0.127cm" draw:marker-start-width="0.483cm" draw:marker-end="Arrow" draw:marker-end-width="0.483cm" draw:fill="none" draw:textarea-horizontal-align="center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draw:fill-color="#0000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7" style:family="graphic" style:parent-style-name="standard">
      <style:graphic-properties draw:fill-color="#2800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869cm"/>
    </style:style>
    <style:style style:name="gr10" style:family="graphic" style:parent-style-name="standard">
      <style:graphic-properties draw:fill-color="#355e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13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14" style:family="graphic" style:parent-style-name="standard">
      <style:graphic-properties svg:stroke-width="0.127cm" draw:marker-start-width="0.483cm" draw:marker-end="Arrow" draw:marker-end-width="0.483cm" draw:textarea-horizontal-align="center" draw:textarea-vertical-align="middle" fo:padding-top="0.188cm" fo:padding-bottom="0.188cm" fo:padding-left="0.313cm" fo:padding-right="0.313cm"/>
    </style:style>
    <style:style style:name="gr1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309cm"/>
    </style:style>
    <style:style style:name="gr18" style:family="graphic" style:parent-style-name="standard">
      <style:graphic-properties draw:fill-color="#ffb515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.869cm"/>
    </style:style>
    <style:style style:name="gr20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21" style:family="graphic" style:parent-style-name="standard">
      <style:graphic-properties draw:stroke="dash" draw:stroke-dash="Ultrafine_20_Dashed" svg:stroke-width="0.127cm" draw:marker-start-width="0.483cm" draw:marker-end-width="0.483cm" draw:fill="none" draw:textarea-horizontal-align="justify" draw:textarea-vertical-align="middle" draw:auto-grow-height="false" fo:padding-top="0.188cm" fo:padding-bottom="0.188cm" fo:padding-left="0.313cm" fo:padding-right="0.313cm"/>
    </style:style>
    <style:style style:name="gr22" style:family="graphic" style:parent-style-name="standard">
      <style:graphic-properties draw:stroke="none" svg:stroke-width="0.127cm" svg:stroke-color="#000000" draw:marker-start-width="0.483cm" draw:marker-end-width="0.483cm" draw:fill="none" draw:fill-color="#ffffff" draw:textarea-horizontal-align="left" draw:auto-grow-height="true" draw:auto-grow-width="true" fo:min-height="1.485cm" fo:min-width="5.18cm"/>
    </style:style>
    <style:style style:name="gr23" style:family="graphic" style:parent-style-name="standard">
      <style:graphic-properties draw:fill-color="#333366" draw:textarea-horizontal-align="justify" draw:textarea-vertical-align="middle" draw:auto-grow-height="false"/>
    </style:style>
    <style:style style:name="gr24" style:family="graphic" style:parent-style-name="standard">
      <style:graphic-properties svg:stroke-width="0.127cm" draw:marker-start="Arrow" draw:marker-start-width="0.483cm" draw:marker-end="Arrow" draw:marker-end-width="0.483cm" draw:textarea-horizontal-align="center" draw:textarea-vertical-align="middle" fo:padding-top="0.188cm" fo:padding-bottom="0.188cm" fo:padding-left="0.313cm" fo:padding-right="0.313cm"/>
    </style:style>
    <style:style style:name="gr25" style:family="graphic" style:parent-style-name="standard">
      <style:graphic-properties draw:fill-color="#004a4a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8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76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9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4" draw:id="id14" draw:layer="layout" svg:width="12cm" svg:height="10cm" svg:x="20.36cm" svg:y="17.882cm">
          <draw:glue-point draw:id="4" svg:x="-5.002cm" svg:y="-4.5cm"/>
          <draw:glue-point draw:id="5" svg:x="-5.002cm" svg:y="-2.5cm"/>
          <draw:glue-point draw:id="6" svg:x="-5.002cm" svg:y="-0.5cm"/>
          <draw:glue-point draw:id="7" svg:x="-5.002cm" svg:y="1.5cm"/>
          <draw:glue-point draw:id="8" svg:x="-5.002cm" svg:y="4cm"/>
          <draw:glue-point draw:id="9" svg:x="-5cm" svg:y="-3.5cm"/>
          <draw:glue-point draw:id="10" svg:x="-5cm" svg:y="-1.5cm"/>
          <draw:glue-point draw:id="11" svg:x="-5cm" svg:y="1cm"/>
          <draw:glue-point draw:id="12" svg:x="-5cm" svg:y="2.5cm"/>
          <draw:glue-point draw:id="13" svg:x="-5cm" svg:y="4.5cm"/>
          <draw:glue-point draw:id="14" svg:x="-5cm" svg:y="3.5cm"/>
          <draw:glue-point draw:id="15" svg:x="-5cm" svg:y="0.5cm"/>
          <draw:glue-point draw:id="16" svg:x="5cm" svg:y="-2.5cm"/>
          <text:p text:style-name="P1"><text:span text:style-name="T1">1A, 2A, 3A</text:span></text:p>
          <text:p text:style-name="P1"><text:span text:style-name="T1">4A, 5A, 2B,</text:span></text:p>
          <text:p text:style-name="P1"><text:span text:style-name="T1">3B, 4B</text:span></text:p>
          <text:p text:style-name="P1"><text:span text:style-name="T1">5B, 6B</text:span></text:p>
          <text:p text:style-name="P1"><text:span text:style-name="T1">SBlank</text:span></text:p>
          <text:p text:style-name="P1"><text:span text:style-name="T1">(Switched)</text:span></text:p>
        </draw:rect>
        <draw:rect draw:style-name="gr1" draw:text-style-name="P2" xml:id="id2" draw:id="id2" draw:layer="layout" svg:width="6.146cm" svg:height="2.604cm" svg:x="22.788cm" svg:y="3.883cm">
          <text:p text:style-name="P1"><text:span text:style-name="T1">TA</text:span></text:p>
          <text:p text:style-name="P1"><text:span text:style-name="T1">(Unswitched)</text:span></text:p>
        </draw:rect>
        <draw:rect draw:style-name="gr1" draw:text-style-name="P2" xml:id="id3" draw:id="id3" draw:layer="layout" svg:width="6.316cm" svg:height="2.774cm" svg:x="22.746cm" svg:y="6.913cm">
          <text:p text:style-name="P1"><text:span text:style-name="T1">TB</text:span></text:p>
          <text:p text:style-name="P1"><text:span text:style-name="T1">(Unswitched)</text:span></text:p>
        </draw:rect>
        <draw:rect draw:style-name="gr1" draw:text-style-name="P2" xml:id="id4" draw:id="id4" draw:layer="layout" svg:width="6.406cm" svg:height="2.756cm" svg:x="22.698cm" svg:y="10.33cm">
          <text:p text:style-name="P1"><text:span text:style-name="T1">7A</text:span></text:p>
          <text:p text:style-name="P1"><text:span text:style-name="T1">(Unswitched)</text:span></text:p>
          <text:p text:style-name="P1"><text:span text:style-name="T1">Recessed 1/8"</text:span></text:p>
        </draw:rect>
        <draw:rect draw:style-name="gr1" draw:text-style-name="P2" xml:id="id5" draw:id="id5" draw:layer="layout" svg:width="6.274cm" svg:height="2.859cm" svg:x="22.788cm" svg:y="13.699cm">
          <text:p text:style-name="P1"><text:span text:style-name="T1">UBlank</text:span></text:p>
          <text:p text:style-name="P1"><text:span text:style-name="T1">(Unswitched)</text:span></text:p>
        </draw:rect>
        <draw:rect draw:style-name="gr2" draw:text-style-name="P3" xml:id="id1" draw:id="id1" draw:layer="layout" svg:width="5.088cm" svg:height="1.865cm" svg:x="12.772cm" svg:y="9.617cm">
          <text:p text:style-name="P1"><text:span text:style-name="T2">Unswitched</text:span></text:p>
          <text:p text:style-name="P1"><text:span text:style-name="T2">HV</text:span></text:p>
        </draw:rect>
        <draw:connector draw:style-name="gr3" draw:text-style-name="P1" draw:layer="layout" svg:x1="17.86cm" svg:y1="10.549cm" svg:x2="22.788cm" svg:y2="5.185cm" draw:start-shape="id1" draw:start-glue-point="1" draw:end-shape="id2" draw:end-glue-point="3" svg:d="m17860 10549h2464v-5364h2464">
          <text:p/>
        </draw:connector>
        <draw:connector draw:style-name="gr3" draw:text-style-name="P1" draw:layer="layout" svg:x1="17.86cm" svg:y1="10.549cm" svg:x2="22.746cm" svg:y2="8.3cm" draw:start-shape="id1" draw:start-glue-point="1" draw:end-shape="id3" svg:d="m17860 10549h2443v-2249h2443">
          <text:p/>
        </draw:connector>
        <draw:connector draw:style-name="gr3" draw:text-style-name="P1" draw:layer="layout" draw:line-skew="0.042cm" svg:x1="17.86cm" svg:y1="10.549cm" svg:x2="22.698cm" svg:y2="11.708cm" draw:start-shape="id1" draw:start-glue-point="1" draw:end-shape="id4" svg:d="m17860 10549h2461v1159h2377">
          <text:p/>
        </draw:connector>
        <draw:connector draw:style-name="gr3" draw:text-style-name="P1" draw:layer="layout" svg:x1="17.86cm" svg:y1="10.549cm" svg:x2="22.788cm" svg:y2="15.128cm" draw:start-shape="id1" draw:start-glue-point="1" draw:end-shape="id5" draw:end-glue-point="3" svg:d="m17860 10549h2464v4579h2464">
          <text:p/>
        </draw:connector>
        <draw:rect draw:style-name="gr2" draw:text-style-name="P3" xml:id="id19" draw:id="id19" draw:layer="layout" svg:width="5cm" svg:height="1.5cm" svg:x="12.961cm" svg:y="18.082cm">
          <text:p text:style-name="P1"><text:span text:style-name="T2">HV Main</text:span></text:p>
        </draw:rect>
        <draw:rect draw:style-name="gr2" draw:text-style-name="P3" xml:id="id21" draw:id="id21" draw:layer="layout" svg:width="5cm" svg:height="1.5cm" svg:x="12.961cm" svg:y="20.082cm">
          <text:p text:style-name="P1"><text:span text:style-name="T2">HV D2</text:span></text:p>
        </draw:rect>
        <draw:rect draw:style-name="gr2" draw:text-style-name="P3" xml:id="id31" draw:id="id31" draw:layer="layout" svg:width="5cm" svg:height="1.5cm" svg:x="12.961cm" svg:y="22.082cm">
          <text:p text:style-name="P1"><text:span text:style-name="T2">HV D1</text:span></text:p>
        </draw:rect>
        <draw:rect draw:style-name="gr2" draw:text-style-name="P3" xml:id="id33" draw:id="id33" draw:layer="layout" svg:width="5cm" svg:height="1.5cm" svg:x="12.961cm" svg:y="24.182cm">
          <text:p text:style-name="P1"><text:span text:style-name="T2">+5V Pwr</text:span></text:p>
        </draw:rect>
        <draw:connector draw:style-name="gr3" draw:text-style-name="P1" draw:layer="layout" svg:x1="28.934cm" svg:y1="5.185cm" svg:x2="36.261cm" svg:y2="4.982cm" draw:start-shape="id2" draw:start-glue-point="1" draw:end-shape="id6" draw:end-glue-point="3" svg:d="m28934 5185h3664v-203h3663">
          <text:p/>
        </draw:connector>
        <draw:connector draw:style-name="gr3" draw:text-style-name="P1" draw:layer="layout" svg:x1="29.062cm" svg:y1="8.3cm" svg:x2="36.26cm" svg:y2="8.482cm" draw:start-shape="id3" draw:start-glue-point="1" draw:end-shape="id7" draw:end-glue-point="3" svg:d="m29062 8300h3599v182h3599">
          <text:p/>
        </draw:connector>
        <draw:rect draw:style-name="gr4" draw:text-style-name="P3" xml:id="id6" draw:id="id6" draw:layer="layout" svg:width="5cm" svg:height="2cm" svg:x="36.261cm" svg:y="3.982cm">
          <draw:glue-point draw:id="4" svg:x="5cm" svg:y="-3cm"/>
          <draw:glue-point draw:id="5" svg:x="5cm" svg:y="2cm"/>
          <text:p text:style-name="P1"><text:span text:style-name="T2">50 Ohm</text:span></text:p>
          <text:p text:style-name="P1"><text:span text:style-name="T2">Splitter</text:span></text:p>
        </draw:rect>
        <draw:rect draw:style-name="gr4" draw:text-style-name="P3" xml:id="id8" draw:id="id8" draw:layer="layout" svg:width="5cm" svg:height="2cm" svg:x="56.599cm" svg:y="4.381cm">
          <text:p text:style-name="P1"><text:span text:style-name="T2">Long Cable</text:span></text:p>
          <text:p text:style-name="P1"><text:span text:style-name="T2">(188 ns)</text:span></text:p>
        </draw:rect>
        <draw:rect draw:style-name="gr5" draw:text-style-name="P2" xml:id="id10" draw:id="id10" draw:layer="layout" svg:width="5cm" svg:height="2cm" svg:x="71.885cm" svg:y="4.401cm">
          <text:p text:style-name="P1"><text:span text:style-name="T1">2249WB</text:span></text:p>
          <text:p text:style-name="P1"><text:span text:style-name="T1">CH1</text:span></text:p>
        </draw:rect>
        <draw:rect draw:style-name="gr5" draw:text-style-name="P2" xml:id="id11" draw:id="id11" draw:layer="layout" svg:width="5cm" svg:height="2cm" svg:x="71.885cm" svg:y="7.901cm">
          <text:p text:style-name="P1"><text:span text:style-name="T1">2249WB</text:span></text:p>
          <text:p text:style-name="P1"><text:span text:style-name="T1">CH2</text:span></text:p>
        </draw:rect>
        <draw:custom-shape draw:style-name="gr6" draw:text-style-name="P3" xml:id="id54" draw:id="id54" draw:layer="layout" svg:width="2cm" svg:height="1.5cm" svg:x="50.36cm" svg:y="2.682cm">
          <text:p text:style-name="P1"><text:span text:style-name="T2">TA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41.261cm" svg:y1="5.382cm" svg:x2="56.599cm" svg:y2="5.381cm" draw:start-shape="id6" draw:start-glue-point="5" draw:end-shape="id8" draw:end-glue-point="3" svg:d="m41261 5382h7669v-1h7669">
          <text:p/>
        </draw:connector>
        <draw:rect draw:style-name="gr4" draw:text-style-name="P3" xml:id="id7" draw:id="id7" draw:layer="layout" svg:width="5cm" svg:height="2cm" svg:x="36.26cm" svg:y="7.482cm">
          <draw:glue-point draw:id="4" svg:x="5cm" svg:y="-3cm"/>
          <draw:glue-point draw:id="5" svg:x="5cm" svg:y="2cm"/>
          <text:p text:style-name="P1"><text:span text:style-name="T2">50 Ohm</text:span></text:p>
          <text:p text:style-name="P1"><text:span text:style-name="T2">Splitter</text:span></text:p>
        </draw:rect>
        <draw:rect draw:style-name="gr4" draw:text-style-name="P3" xml:id="id9" draw:id="id9" draw:layer="layout" svg:width="5cm" svg:height="2cm" svg:x="56.517cm" svg:y="7.921cm">
          <text:p text:style-name="P1"><text:span text:style-name="T2">Long Cable</text:span></text:p>
          <text:p text:style-name="P1"><text:span text:style-name="T2">(188 ns)</text:span></text:p>
        </draw:rect>
        <draw:custom-shape draw:style-name="gr6" draw:text-style-name="P3" xml:id="id56" draw:id="id56" draw:layer="layout" svg:width="2cm" svg:height="1.5cm" svg:x="50.36cm" svg:y="6.882cm">
          <text:p text:style-name="P1"><text:span text:style-name="T2">TB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41.26cm" svg:y1="8.882cm" svg:x2="56.517cm" svg:y2="8.921cm" draw:start-shape="id7" draw:start-glue-point="5" draw:end-shape="id9" draw:end-glue-point="3" svg:d="m41260 8882h7629v39h7628">
          <text:p/>
        </draw:connector>
        <draw:connector draw:style-name="gr3" draw:text-style-name="P1" draw:layer="layout" svg:x1="61.599cm" svg:y1="5.381cm" svg:x2="71.885cm" svg:y2="5.401cm" draw:start-shape="id8" draw:start-glue-point="1" draw:end-shape="id10" draw:end-glue-point="3" svg:d="m61599 5381h5143v20h5143">
          <text:p/>
        </draw:connector>
        <draw:connector draw:style-name="gr3" draw:text-style-name="P1" draw:layer="layout" svg:x1="61.517cm" svg:y1="8.921cm" svg:x2="71.885cm" svg:y2="8.901cm" draw:start-shape="id9" draw:start-glue-point="1" draw:end-shape="id11" draw:end-glue-point="3" svg:d="m61517 8921h5184v-20h5184">
          <text:p/>
        </draw:connector>
        <draw:rect draw:style-name="gr4" draw:text-style-name="P3" xml:id="id15" draw:id="id15" draw:layer="layout" svg:width="5cm" svg:height="2cm" svg:x="56.653cm" svg:y="18.485cm">
          <text:p text:style-name="P1"><text:span text:style-name="T2">Long Cables</text:span></text:p>
          <text:p text:style-name="P1"><text:span text:style-name="T2">(188 ns)</text:span></text:p>
        </draw:rect>
        <draw:rect draw:style-name="gr5" draw:text-style-name="P2" xml:id="id13" draw:id="id13" draw:layer="layout" svg:width="5cm" svg:height="2cm" svg:x="71.884cm" svg:y="14.4cm">
          <text:p text:style-name="P1"><text:span text:style-name="T1">2249WB</text:span></text:p>
          <text:p text:style-name="P1"><text:span text:style-name="T1">CH0</text:span></text:p>
        </draw:rect>
        <draw:rect draw:style-name="gr4" draw:text-style-name="P3" xml:id="id12" draw:id="id12" draw:layer="layout" svg:width="5cm" svg:height="2cm" svg:x="56.651cm" svg:y="14.381cm">
          <text:p text:style-name="P1"><text:span text:style-name="T2">Long Cable</text:span></text:p>
          <text:p text:style-name="P1"><text:span text:style-name="T2">(188 ns)</text:span></text:p>
        </draw:rect>
        <draw:connector draw:style-name="gr3" draw:text-style-name="P1" draw:layer="layout" svg:x1="61.651cm" svg:y1="15.381cm" svg:x2="71.884cm" svg:y2="15.4cm" draw:start-shape="id12" draw:start-glue-point="1" draw:end-shape="id13" draw:end-glue-point="3" svg:d="m61651 15381h5117v19h5116">
          <text:p/>
        </draw:connector>
        <draw:rect draw:style-name="gr5" draw:text-style-name="P2" xml:id="id16" draw:id="id16" draw:layer="layout" svg:width="5cm" svg:height="2cm" svg:x="72.008cm" svg:y="17.882cm">
          <text:p text:style-name="P1"><text:span text:style-name="T1">2249WA</text:span></text:p>
          <text:p text:style-name="P1"><text:span text:style-name="T1">CH0-11</text:span></text:p>
        </draw:rect>
        <draw:connector draw:style-name="gr3" draw:text-style-name="P1" draw:layer="layout" svg:x1="32.36cm" svg:y1="22.882cm" svg:x2="56.653cm" svg:y2="19.485cm" draw:start-shape="id14" draw:start-glue-point="1" draw:end-shape="id15" draw:end-glue-point="3" svg:d="m32360 22882h12147v-3397h12146">
          <text:p/>
        </draw:connector>
        <draw:connector draw:style-name="gr3" draw:text-style-name="P1" draw:layer="layout" svg:x1="61.653cm" svg:y1="19.485cm" svg:x2="72.008cm" svg:y2="18.882cm" draw:start-shape="id15" draw:start-glue-point="1" draw:end-shape="id16" svg:d="m61653 19485h5178v-603h5177">
          <text:p/>
        </draw:connector>
        <draw:custom-shape draw:style-name="gr6" draw:text-style-name="P3" xml:id="id17" draw:id="id17" draw:layer="layout" svg:width="2cm" svg:height="1.5cm" svg:x="7.212cm" svg:y="35.546cm">
          <text:p text:style-name="P1"><text:span text:style-name="T2">TA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9.212cm" svg:y1="36.296cm" svg:x2="11.591cm" svg:y2="35.357cm" draw:start-shape="id17" draw:start-glue-point="1" draw:end-shape="id18" draw:end-glue-point="3" svg:d="m9212 36296h1190v-939h1189">
          <text:p/>
        </draw:connector>
        <draw:g>
          <draw:rect draw:style-name="gr7" draw:text-style-name="P3" xml:id="id18" draw:id="id18" draw:layer="layout" svg:width="10.079cm" svg:height="3cm" svg:x="11.591cm" svg:y="33.857cm">
            <text:p text:style-name="P1"><text:span text:style-name="T2">Discriminator</text:span></text:p>
            <text:p text:style-name="P1"><text:span text:style-name="T2">THR ~ 1/2 MIP</text:span></text:p>
            <text:p text:style-name="P1"><text:span text:style-name="T2">Width ~ 100 ns</text:span></text:p>
          </draw:rect>
          <draw:frame draw:style-name="gr8" draw:text-style-name="P4" draw:layer="layout" svg:width="1.615cm" svg:height="1.195cm" svg:x="11.574cm" svg:y="34.857cm">
            <draw:text-box>
              <text:p><text:span text:style-name="T2">IN</text:span></text:p>
            </draw:text-box>
          </draw:frame>
          <draw:frame draw:style-name="gr9" draw:text-style-name="P4" draw:layer="layout" svg:width="2.628cm" svg:height="1.195cm" svg:x="19.587cm" svg:y="34.794cm">
            <draw:text-box>
              <text:p><text:span text:style-name="T2">OUT</text:span></text:p>
            </draw:text-box>
          </draw:frame>
        </draw:g>
        <draw:connector draw:style-name="gr3" draw:text-style-name="P1" draw:layer="layout" svg:x1="17.961cm" svg:y1="18.832cm" svg:x2="20.36cm" svg:y2="18.972cm" draw:start-shape="id19" draw:start-glue-point="1" draw:end-shape="id20" svg:d="m17961 18832h1200v140h1199">
          <text:p/>
        </draw:connector>
        <draw:connector draw:style-name="gr3" draw:text-style-name="P1" draw:layer="layout" svg:x1="17.961cm" svg:y1="20.832cm" svg:x2="20.362cm" svg:y2="20.972cm" draw:start-shape="id21" draw:start-glue-point="1" draw:end-shape="id22" draw:end-glue-point="3" svg:d="m17961 20832h1201v140h1200">
          <text:p/>
        </draw:connector>
        <draw:custom-shape draw:style-name="gr6" draw:text-style-name="P3" xml:id="id74" draw:id="id74" draw:layer="layout" svg:width="2cm" svg:height="1.5cm" svg:x="7.193cm" svg:y="38.735cm">
          <text:p text:style-name="P1"><text:span text:style-name="T2">TB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 xml:id="id58" draw:id="id58">
          <draw:rect draw:style-name="gr10" draw:text-style-name="P3" draw:layer="layout" svg:width="8.508cm" svg:height="4.2cm" svg:x="42.218cm" svg:y="35.461cm">
            <draw:glue-point draw:id="4" svg:x="5cm" svg:y="-2.857cm"/>
            <draw:glue-point draw:id="5" svg:x="5cm" svg:y="1.904cm"/>
            <text:p text:style-name="P1"><text:span text:style-name="T2">Gate</text:span></text:p>
            <text:p text:style-name="P1"><text:span text:style-name="T2">500 us</text:span></text:p>
          </draw:rect>
          <draw:frame draw:style-name="gr11" draw:text-style-name="P4" draw:layer="layout" svg:width="2.741cm" svg:height="1.195cm" svg:x="48.045cm" svg:y="37.161cm">
            <draw:text-box>
              <text:p><text:span text:style-name="T2">GATE</text:span></text:p>
            </draw:text-box>
          </draw:frame>
          <draw:frame draw:style-name="gr11" draw:text-style-name="P4" draw:layer="layout" svg:width="2.526cm" svg:height="1.195cm" svg:x="42.146cm" svg:y="37.062cm">
            <draw:text-box>
              <text:p><text:span text:style-name="T2">TRIG</text:span></text:p>
            </draw:text-box>
          </draw:frame>
        </draw:g>
        <draw:custom-shape draw:style-name="gr12" draw:text-style-name="P3" xml:id="id48" draw:id="id48" draw:layer="layout" svg:width="3.451cm" svg:height="1.5cm" svg:x="6.047cm" svg:y="49.482cm">
          <text:p text:style-name="P1"><text:span text:style-name="T2">Ext Trig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2" draw:text-style-name="P3" xml:id="id25" draw:id="id25" draw:layer="layout" svg:width="3.213cm" svg:height="1.5cm" svg:x="6.11cm" svg:y="52.519cm">
          <text:p text:style-name="P1"><text:span text:style-name="T2">EVTNO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24" draw:id="id24" draw:layer="layout" svg:width="5cm" svg:height="6.5cm" svg:x="71.908cm" svg:y="43.082cm">
          <draw:glue-point draw:id="4" svg:x="-5.002cm" svg:y="-2.692cm"/>
          <draw:glue-point draw:id="5" svg:x="-5.002cm" svg:y="2.692cm"/>
          <text:p text:style-name="P1"><text:span text:style-name="T1">KS3470</text:span></text:p>
          <text:p text:style-name="P1"><text:span text:style-name="T1">Bit Regist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6.618cm" svg:x1="51.985cm" svg:y1="49.553cm" svg:x2="71.908cm" svg:y2="44.583cm" draw:start-shape="id23" draw:start-glue-point="6" draw:end-shape="id24" draw:end-glue-point="4" svg:d="m51985 49553h16580v-4970h3343">
          <text:p/>
        </draw:connector>
        <draw:connector draw:style-name="gr14" draw:text-style-name="P1" draw:layer="layout" draw:line-skew="8.508cm" svg:x1="51.985cm" svg:y1="53.051cm" svg:x2="71.908cm" svg:y2="48.081cm" draw:start-shape="id23" draw:start-glue-point="7" draw:end-shape="id24" draw:end-glue-point="5" svg:d="m51985 53051h18470v-4970h1453">
          <text:p/>
        </draw:connector>
        <draw:connector draw:style-name="gr14" draw:text-style-name="P1" draw:layer="layout" svg:x1="9.323cm" svg:y1="53.269cm" svg:x2="40.449cm" svg:y2="53.521cm" draw:start-shape="id25" draw:start-glue-point="1" draw:end-shape="id26" draw:end-glue-point="3" svg:d="m9323 53269h15564v252h15562">
          <text:p/>
        </draw:connector>
        <draw:g>
          <draw:custom-shape draw:style-name="gr15" draw:text-style-name="P2" xml:id="id27" draw:id="id27" draw:layer="layout" svg:width="6.63cm" svg:height="4.5cm" svg:x="30.875cm" svg:y="47.127cm">
            <draw:glue-point draw:id="8" svg:x="-5cm" svg:y="-2.555cm"/>
            <draw:glue-point draw:id="9" svg:x="-5cm" svg:y="3cm"/>
            <draw:glue-point draw:id="10" svg:x="2.777cm" svg:y="-3.666cm"/>
            <draw:glue-point draw:id="11" svg:x="2.777cm" svg:y="4.111cm"/>
            <draw:glue-point draw:id="12" svg:x="-0.555cm" svg:y="-0.333cm"/>
            <draw:glue-point draw:id="13" svg:x="-2.222cm" svg:y="5.002cm"/>
            <text:p text:style-name="P1"><text:span text:style-name="T1">COINC</text:span></text:p>
            <text:p text:style-name="P1"><text:span text:style-name="T1">AND</text:span></text:p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frame draw:style-name="gr16" draw:text-style-name="P5" xml:id="id49" draw:id="id49" draw:layer="layout" svg:width="1.657cm" svg:height="1.195cm" svg:x="30.875cm" svg:y="49.749cm">
            <draw:text-box>
              <text:p><text:span text:style-name="T1">IN</text:span></text:p>
            </draw:text-box>
          </draw:frame>
          <draw:frame draw:style-name="gr16" draw:text-style-name="P5" draw:layer="layout" svg:width="1.657cm" svg:height="1.195cm" svg:x="30.875cm" svg:y="47.929cm">
            <draw:text-box>
              <text:p><text:span text:style-name="T1">IN</text:span></text:p>
            </draw:text-box>
          </draw:frame>
          <draw:frame draw:style-name="gr17" draw:text-style-name="P5" draw:layer="layout" svg:width="2.809cm" svg:height="1.195cm" svg:x="35.348cm" svg:y="48.79cm">
            <draw:text-box>
              <text:p><text:span text:style-name="T1">OUT</text:span></text:p>
            </draw:text-box>
          </draw:frame>
        </draw:g>
        <draw:connector draw:style-name="gr14" draw:text-style-name="P1" draw:layer="layout" svg:x1="37.505cm" svg:y1="49.377cm" svg:x2="40.449cm" svg:y2="49.749cm" draw:start-shape="id27" draw:start-glue-point="7" draw:end-shape="id28" draw:end-glue-point="3" svg:d="m37505 49377h1473v372h1471">
          <text:p/>
        </draw:connector>
        <draw:frame draw:style-name="gr11" draw:text-style-name="P5" draw:layer="layout" svg:width="3.939cm" svg:height="1.195cm" svg:x="71.908cm" svg:y="47.582cm">
          <draw:text-box>
            <text:p><text:span text:style-name="T1">BIT[22:0]</text:span></text:p>
          </draw:text-box>
        </draw:frame>
        <draw:frame draw:style-name="gr11" draw:text-style-name="P5" draw:layer="layout" svg:width="2.758cm" svg:height="1.195cm" svg:x="71.908cm" svg:y="44.182cm">
          <draw:text-box>
            <text:p><text:span text:style-name="T1">BIT23</text:span></text:p>
          </draw:text-box>
        </draw:frame>
        <draw:g>
          <draw:rect draw:style-name="gr18" draw:text-style-name="P2" xml:id="id23" draw:id="id23" draw:layer="layout" svg:width="11.536cm" svg:height="6.5cm" svg:x="40.449cm" svg:y="48.052cm">
            <draw:glue-point draw:id="4" svg:x="-5cm" svg:y="-2.692cm"/>
            <draw:glue-point draw:id="5" svg:x="-5cm" svg:y="2.692cm"/>
            <draw:glue-point draw:id="6" svg:x="5cm" svg:y="-2.692cm"/>
            <draw:glue-point draw:id="7" svg:x="5cm" svg:y="2.692cm"/>
            <text:p text:style-name="P1"><text:span text:style-name="T1">CERN EVTNO Board</text:span></text:p>
          </draw:rect>
          <draw:frame draw:style-name="gr19" draw:text-style-name="P2" draw:layer="layout" svg:width="6.6cm" svg:height="1.195cm" svg:x="46.839cm" svg:y="48.926cm">
            <draw:text-box>
              <text:p text:style-name="P1"><text:span text:style-name="T1">BSD + UMD </text:span></text:p>
            </draw:text-box>
          </draw:frame>
          <draw:frame draw:style-name="gr19" draw:text-style-name="P2" draw:layer="layout" svg:width="7.718cm" svg:height="2.139cm" svg:x="46.561cm" svg:y="52.439cm">
            <draw:text-box>
              <text:p text:style-name="P1"><text:span text:style-name="T1">PARALLEL</text:span></text:p>
              <text:p text:style-name="P1"><text:span text:style-name="T1">EVTNO[22:0]</text:span></text:p>
            </draw:text-box>
          </draw:frame>
          <draw:frame draw:style-name="gr11" draw:text-style-name="P5" xml:id="id28" draw:id="id28" draw:layer="layout" svg:width="2.526cm" svg:height="1.195cm" svg:x="40.449cm" svg:y="49.152cm">
            <draw:text-box>
              <text:p><text:span text:style-name="T1">TRIG</text:span></text:p>
            </draw:text-box>
          </draw:frame>
          <draw:frame draw:style-name="gr11" draw:text-style-name="P5" xml:id="id26" draw:id="id26" draw:layer="layout" svg:width="3.652cm" svg:height="2.139cm" svg:x="40.449cm" svg:y="52.452cm">
            <draw:text-box>
              <text:p><text:span text:style-name="T1">SERIAL</text:span></text:p>
              <text:p><text:span text:style-name="T1"><text:s/></text:span><text:span text:style-name="T1">EVTNO</text:span></text:p>
            </draw:text-box>
          </draw:frame>
        </draw:g>
        <draw:custom-shape draw:style-name="gr20" draw:text-style-name="P2" xml:id="id29" draw:id="id29" draw:layer="layout" svg:width="6cm" svg:height="4.002cm" svg:x="71.508cm" svg:y="29.88cm">
          <draw:glue-point draw:id="4" svg:x="5cm" svg:y="-3.064cm"/>
          <draw:glue-point draw:id="5" svg:x="5cm" svg:y="3.387cm"/>
          <text:p text:style-name="P1"><text:span text:style-name="T1">CC-USB</text:span></text:p>
          <text:p text:style-name="P1"><text:span text:style-name="T1">Pulser</text:span></text:p>
          <draw:enhanced-geometry svg:viewBox="0 0 21600 21600" draw:type="rectangle" draw:enhanced-path="M 0 0 L 21600 0 21600 21600 0 21600 0 0 Z N"/>
        </draw:custom-shape>
        <draw:frame draw:style-name="gr11" draw:text-style-name="P5" xml:id="id71" draw:id="id71" draw:layer="layout" svg:width="1.349cm" svg:height="1.195cm" svg:x="71.447cm" svg:y="31.644cm">
          <draw:text-box>
            <text:p><text:span text:style-name="T1">IN</text:span></text:p>
          </draw:text-box>
        </draw:frame>
        <draw:frame draw:style-name="gr11" draw:text-style-name="P5" draw:layer="layout" svg:width="2.758cm" svg:height="1.195cm" svg:x="74.879cm" svg:y="30cm">
          <draw:text-box>
            <text:p><text:span text:style-name="T1">OUT1</text:span></text:p>
          </draw:text-box>
        </draw:frame>
        <draw:frame draw:style-name="gr11" draw:text-style-name="P5" xml:id="id66" draw:id="id66" draw:layer="layout" svg:width="2.758cm" svg:height="1.195cm" svg:x="74.712cm" svg:y="32.709cm">
          <draw:text-box>
            <text:p><text:span text:style-name="T1">OUT3</text:span></text:p>
          </draw:text-box>
        </draw:frame>
        <draw:rect draw:style-name="gr5" draw:text-style-name="P2" xml:id="id30" draw:id="id30" draw:layer="layout" svg:width="5cm" svg:height="2cm" svg:x="72.008cm" svg:y="20.882cm">
          <text:p text:style-name="P1"><text:span text:style-name="T1">2249WA</text:span></text:p>
          <text:p text:style-name="P1"><text:span text:style-name="T1">GATE</text:span></text:p>
        </draw:rect>
        <draw:rect draw:style-name="gr5" draw:text-style-name="P2" xml:id="id63" draw:id="id63" draw:layer="layout" svg:width="5cm" svg:height="2cm" svg:x="71.857cm" svg:y="39.733cm">
          <text:p text:style-name="P1"><text:span text:style-name="T1">2249WB</text:span></text:p>
          <text:p text:style-name="P1"><text:span text:style-name="T1">GATE</text:span></text:p>
        </draw:rect>
        <draw:connector draw:style-name="gr14" draw:text-style-name="P1" draw:layer="layout" draw:line-skew="0cm 0cm -0.674cm" svg:x1="77.508cm" svg:y1="30.655cm" svg:x2="72.008cm" svg:y2="21.882cm" draw:start-shape="id29" draw:start-glue-point="4" draw:end-shape="id30" draw:end-glue-point="3" svg:d="m77508 30655h501v-4274h-7176v-4499h1175">
          <text:p/>
        </draw:connector>
        <draw:frame draw:style-name="gr11" draw:text-style-name="P5" xml:id="id20" draw:id="id20" draw:layer="layout" svg:width="3.745cm" svg:height="1.195cm" svg:x="20.36cm" svg:y="18.375cm">
          <draw:text-box>
            <text:p><text:span text:style-name="T1">HV Main</text:span></text:p>
          </draw:text-box>
        </draw:frame>
        <draw:frame draw:style-name="gr11" draw:text-style-name="P5" xml:id="id22" draw:id="id22" draw:layer="layout" svg:width="2.991cm" svg:height="1.195cm" svg:x="20.362cm" svg:y="20.375cm">
          <draw:text-box>
            <text:p><text:span text:style-name="T1">HV D2</text:span></text:p>
          </draw:text-box>
        </draw:frame>
        <draw:connector draw:style-name="gr14" draw:text-style-name="P1" draw:layer="layout" svg:x1="17.961cm" svg:y1="22.832cm" svg:x2="20.362cm" svg:y2="22.972cm" draw:start-shape="id31" draw:start-glue-point="1" draw:end-shape="id32" draw:end-glue-point="3" svg:d="m17961 22832h1201v140h1200">
          <text:p/>
        </draw:connector>
        <draw:connector draw:style-name="gr14" draw:text-style-name="P1" draw:layer="layout" svg:x1="17.961cm" svg:y1="24.932cm" svg:x2="20.362cm" svg:y2="25.072cm" draw:start-shape="id33" draw:start-glue-point="1" draw:end-shape="id34" draw:end-glue-point="3" svg:d="m17961 24932h1201v140h1200">
          <text:p/>
        </draw:connector>
        <draw:frame draw:style-name="gr11" draw:text-style-name="P5" xml:id="id32" draw:id="id32" draw:layer="layout" svg:width="2.991cm" svg:height="1.195cm" svg:x="20.362cm" svg:y="22.375cm">
          <draw:text-box>
            <text:p><text:span text:style-name="T1">HV D1</text:span></text:p>
          </draw:text-box>
        </draw:frame>
        <draw:frame draw:style-name="gr11" draw:text-style-name="P5" xml:id="id34" draw:id="id34" draw:layer="layout" svg:width="2.03cm" svg:height="1.195cm" svg:x="20.362cm" svg:y="24.475cm">
          <draw:text-box>
            <text:p><text:span text:style-name="T1">+5V</text:span></text:p>
          </draw:text-box>
        </draw:frame>
        <draw:frame draw:style-name="gr11" draw:text-style-name="P5" xml:id="id73" draw:id="id73" draw:layer="layout" svg:width="2.382cm" svg:height="1.195cm" svg:x="20.362cm" svg:y="26.275cm">
          <draw:text-box>
            <text:p><text:span text:style-name="T1">DON</text:span></text:p>
          </draw:text-box>
        </draw:frame>
        <draw:frame draw:style-name="gr11" draw:text-style-name="P5" draw:layer="layout" svg:width="3.508cm" svg:height="1.195cm" svg:x="28.961cm" svg:y="22.275cm">
          <draw:text-box>
            <text:p><text:span text:style-name="T1">ANODE</text:span></text:p>
          </draw:text-box>
        </draw:frame>
        <draw:custom-shape draw:style-name="gr21" draw:text-style-name="P1" draw:layer="layout" svg:width="14.737cm" svg:height="26cm" svg:x="18.623cm" svg:y="3.38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0.095cm" svg:height="1.195cm" svg:x="21.26cm" svg:y="2.182cm">
          <draw:text-box>
            <text:p><text:span text:style-name="T1">Prototype BSD Enclosure</text:span></text:p>
          </draw:text-box>
        </draw:frame>
        <draw:g>
          <draw:custom-shape draw:style-name="gr21" draw:text-style-name="P1" draw:layer="layout" svg:width="12.805cm" svg:height="46.877cm" svg:x="67.416cm" svg:y="4.005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5" draw:layer="layout" svg:width="5.861cm" svg:height="1.735cm" svg:x="71.684cm" svg:y="2.882cm">
            <draw:text-box>
              <text:p><text:span text:style-name="T1">CAMAC Crate</text:span></text:p>
            </draw:text-box>
          </draw:frame>
        </draw:g>
        <draw:custom-shape draw:style-name="gr20" draw:text-style-name="P2" xml:id="id35" draw:id="id35" draw:layer="layout" svg:width="6cm" svg:height="3.1cm" svg:x="71.508cm" svg:y="35.482cm">
          <draw:glue-point draw:id="4" svg:x="5cm" svg:y="-3.064cm"/>
          <draw:glue-point draw:id="5" svg:x="5cm" svg:y="3.387cm"/>
          <text:p text:style-name="P1"><text:span text:style-name="T1">CC-USB</text:span></text:p>
          <text:p text:style-name="P1"><text:span text:style-name="T1">USB Interface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36" draw:id="id36" draw:layer="layout" svg:width="5cm" svg:height="3.6cm" svg:x="87.508cm" svg:y="21.632cm">
          <draw:glue-point draw:id="4" svg:x="5cm" svg:y="-3.064cm"/>
          <draw:glue-point draw:id="5" svg:x="5cm" svg:y="3.387cm"/>
          <text:p text:style-name="P1"><text:span text:style-name="T2">Remote </text:span></text:p>
          <text:p text:style-name="P1"><text:span text:style-name="T2">USB</text:span></text:p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3.293cm" svg:x1="77.508cm" svg:y1="37.032cm" svg:x2="87.508cm" svg:y2="23.432cm" draw:start-shape="id35" draw:start-glue-point="1" draw:end-shape="id36" draw:end-glue-point="3" svg:d="m77508 37032h8293v-13600h1707">
          <text:p/>
        </draw:connector>
        <draw:custom-shape draw:style-name="gr23" draw:text-style-name="P3" xml:id="id37" draw:id="id37" draw:layer="layout" svg:width="5cm" svg:height="3.6cm" svg:x="87.281cm" svg:y="41.722cm">
          <draw:glue-point draw:id="4" svg:x="5cm" svg:y="-3.064cm"/>
          <draw:glue-point draw:id="5" svg:x="5cm" svg:y="3.387cm"/>
          <text:p text:style-name="P1"><text:span text:style-name="T2">Local</text:span></text:p>
          <text:p text:style-name="P1"><text:span text:style-name="T2">USB</text:span></text:p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414cm 0.999cm -0.409cm" svg:x1="92.508cm" svg:y1="23.432cm" svg:x2="87.281cm" svg:y2="43.522cm" draw:start-shape="id36" draw:start-glue-point="1" draw:end-shape="id37" draw:end-glue-point="3" svg:d="m92508 23432h915v11044h-7052v9046h910">
          <text:p/>
        </draw:connector>
        <draw:frame draw:style-name="gr11" draw:text-style-name="P5" draw:layer="layout" svg:width="4.955cm" svg:height="1.195cm" svg:x="87.919cm" svg:y="33.437cm">
          <draw:text-box>
            <text:p><text:span text:style-name="T1">200 ft CAT5</text:span></text:p>
          </draw:text-box>
        </draw:frame>
        <draw:custom-shape draw:style-name="gr23" draw:text-style-name="P3" xml:id="id38" draw:id="id38" draw:layer="layout" svg:width="5cm" svg:height="3.6cm" svg:x="87.281cm" svg:y="48.322cm">
          <draw:glue-point draw:id="4" svg:x="5cm" svg:y="-3.064cm"/>
          <draw:glue-point draw:id="5" svg:x="5cm" svg:y="3.387cm"/>
          <text:p text:style-name="P1"><text:span text:style-name="T2">BSD DAQ</text:span></text:p>
          <text:p text:style-name="P1"><text:span text:style-name="T2">Laptop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line-skew="0.351cm 0.999cm -0.209cm" svg:x1="92.281cm" svg:y1="43.522cm" svg:x2="87.281cm" svg:y2="50.122cm" draw:start-shape="id37" draw:start-glue-point="1" draw:end-shape="id38" draw:end-glue-point="3" svg:d="m92281 43522h852v4299h-6562v2301h710">
          <text:p/>
        </draw:connector>
        <draw:custom-shape draw:style-name="gr23" draw:text-style-name="P3" xml:id="id44" draw:id="id44" draw:layer="layout" svg:width="5cm" svg:height="3.6cm" svg:x="87.39cm" svg:y="14.379cm">
          <draw:glue-point draw:id="4" svg:x="5cm" svg:y="-3.064cm"/>
          <draw:glue-point draw:id="5" svg:x="5cm" svg:y="3.387cm"/>
          <draw:glue-point draw:id="6" svg:x="-5cm" svg:y="-3.611cm"/>
          <draw:glue-point draw:id="7" svg:x="-5cm" svg:y="-2.222cm"/>
          <draw:glue-point draw:id="8" svg:x="-5cm" svg:y="1.944cm"/>
          <draw:glue-point draw:id="9" svg:x="-5cm" svg:y="3.333cm"/>
          <text:p text:style-name="P1"><text:span text:style-name="T2">Oscilloscope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9.104cm" svg:y1="11.708cm" svg:x2="36.16cm" svg:y2="11.582cm" draw:start-shape="id4" draw:start-glue-point="1" draw:end-shape="id39" draw:end-glue-point="3" svg:d="m29104 11708h3528v-126h3528">
          <text:p/>
        </draw:connector>
        <draw:frame draw:style-name="gr11" draw:text-style-name="P2" xml:id="id40" draw:id="id40" draw:layer="layout" svg:width="2.945cm" svg:height="2.139cm" svg:x="29.461cm" svg:y="18.475cm">
          <draw:text-box>
            <text:p text:style-name="P1"><text:span text:style-name="T1">1B</text:span></text:p>
            <text:p text:style-name="P1"><text:span text:style-name="T1">Anode</text:span></text:p>
          </draw:text-box>
        </draw:frame>
        <draw:custom-shape draw:style-name="gr25" draw:text-style-name="P3" xml:id="id41" draw:id="id41" draw:layer="layout" svg:width="2.918cm" svg:height="1.5cm" svg:x="37.183cm" svg:y="18.803cm">
          <text:p text:style-name="P1"><text:span text:style-name="T2">OCH4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2.406cm" svg:y1="19.544cm" svg:x2="37.183cm" svg:y2="19.553cm" draw:start-shape="id40" draw:start-glue-point="1" draw:end-shape="id41" draw:end-glue-point="3" svg:d="m32406 19544h2388v9h2389">
          <text:p/>
        </draw:connector>
        <draw:connector draw:style-name="gr14" draw:text-style-name="P1" draw:layer="layout" svg:x1="21.67cm" svg:y1="35.357cm" svg:x2="23.559cm" svg:y2="36.758cm" draw:start-shape="id18" draw:start-glue-point="1" draw:end-shape="id42" draw:end-glue-point="3" svg:d="m21670 35357h945v1401h944">
          <text:p/>
        </draw:connector>
        <draw:custom-shape draw:style-name="gr25" draw:text-style-name="P3" xml:id="id43" draw:id="id43" draw:layer="layout" svg:width="2.798cm" svg:height="1.5cm" svg:x="83.092cm" svg:y="12.479cm">
          <draw:glue-point draw:id="4" svg:x="0cm" svg:y="-5.006cm"/>
          <draw:glue-point draw:id="5" svg:x="-2.5cm" svg:y="-5.006cm"/>
          <text:p text:style-name="P1"><text:span text:style-name="T2">OCH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45" draw:id="id45" draw:layer="layout" svg:width="2.798cm" svg:height="1.5cm" svg:x="83.092cm" svg:y="14.379cm">
          <draw:glue-point draw:id="4" svg:x="0cm" svg:y="-5.006cm"/>
          <draw:glue-point draw:id="5" svg:x="-2.5cm" svg:y="-5.006cm"/>
          <text:p text:style-name="P1"><text:span text:style-name="T2">OCH2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46" draw:id="id46" draw:layer="layout" svg:width="2.798cm" svg:height="1.5cm" svg:x="83.092cm" svg:y="16.279cm">
          <draw:glue-point draw:id="4" svg:x="0cm" svg:y="-5.006cm"/>
          <draw:glue-point draw:id="5" svg:x="-2.5cm" svg:y="-5.006cm"/>
          <text:p text:style-name="P1"><text:span text:style-name="T2">OCH3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3" xml:id="id47" draw:id="id47" draw:layer="layout" svg:width="2.798cm" svg:height="1.5cm" svg:x="83.092cm" svg:y="18.179cm">
          <draw:glue-point draw:id="4" svg:x="0cm" svg:y="-5.006cm"/>
          <draw:glue-point draw:id="5" svg:x="-2.5cm" svg:y="-5.006cm"/>
          <text:p text:style-name="P1"><text:span text:style-name="T2">OCH4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draw:line-skew="-0.281cm" svg:x1="85.89cm" svg:y1="13.229cm" svg:x2="87.39cm" svg:y2="14.88cm" draw:start-shape="id43" draw:start-glue-point="1" draw:end-shape="id44" draw:end-glue-point="6" svg:d="m85890 13229h470v1651h1030">
          <text:p/>
        </draw:connector>
        <draw:connector draw:style-name="gr14" draw:text-style-name="P1" draw:layer="layout" draw:line-skew="-0.218cm" svg:x1="85.89cm" svg:y1="15.129cm" svg:x2="87.39cm" svg:y2="15.38cm" draw:start-shape="id45" draw:start-glue-point="1" draw:end-shape="id44" draw:end-glue-point="7" svg:d="m85890 15129h533v251h967">
          <text:p/>
        </draw:connector>
        <draw:connector draw:style-name="gr14" draw:text-style-name="P1" draw:layer="layout" draw:line-skew="-0.175cm" svg:x1="85.89cm" svg:y1="17.029cm" svg:x2="87.39cm" svg:y2="16.878cm" draw:start-shape="id46" draw:start-glue-point="1" draw:end-shape="id44" draw:end-glue-point="8" svg:d="m85890 17029h576v-151h924">
          <text:p/>
        </draw:connector>
        <draw:connector draw:style-name="gr14" draw:text-style-name="P1" draw:layer="layout" draw:line-skew="-0.154cm" svg:x1="85.89cm" svg:y1="18.929cm" svg:x2="87.39cm" svg:y2="17.378cm" draw:start-shape="id47" draw:start-glue-point="1" draw:end-shape="id44" draw:end-glue-point="9" svg:d="m85890 18929h597v-1551h903">
          <text:p/>
        </draw:connector>
        <draw:connector draw:style-name="gr3" draw:text-style-name="P1" draw:layer="layout" svg:x1="9.498cm" svg:y1="50.232cm" svg:x2="30.875cm" svg:y2="50.346cm" draw:start-shape="id48" draw:start-glue-point="1" draw:end-shape="id49" draw:end-glue-point="3" svg:d="m9498 50232h10689v114h10688">
          <text:p/>
        </draw:connector>
        <draw:rect draw:style-name="gr4" draw:text-style-name="P3" xml:id="id39" draw:id="id39" draw:layer="layout" svg:width="5cm" svg:height="2cm" svg:x="36.16cm" svg:y="10.582cm">
          <draw:glue-point draw:id="4" svg:x="5cm" svg:y="-3cm"/>
          <draw:glue-point draw:id="5" svg:x="5cm" svg:y="2cm"/>
          <text:p text:style-name="P1"><text:span text:style-name="T2">50 Ohm</text:span></text:p>
          <text:p text:style-name="P1"><text:span text:style-name="T2">Splitter</text:span></text:p>
        </draw:rect>
        <draw:rect draw:style-name="gr4" draw:text-style-name="P3" xml:id="id50" draw:id="id50" draw:layer="layout" svg:width="5cm" svg:height="2cm" svg:x="56.557cm" svg:y="10.982cm">
          <text:p text:style-name="P1"><text:span text:style-name="T2">Long Cable</text:span></text:p>
          <text:p text:style-name="P1"><text:span text:style-name="T2">(188 ns)</text:span></text:p>
        </draw:rect>
        <draw:connector draw:style-name="gr3" draw:text-style-name="P1" draw:layer="layout" svg:x1="41.16cm" svg:y1="11.982cm" svg:x2="56.557cm" svg:y2="11.982cm" draw:start-shape="id39" draw:start-glue-point="5" draw:end-shape="id50" draw:end-glue-point="3" svg:d="m41160 11982h15397">
          <text:p/>
        </draw:connector>
        <draw:rect draw:style-name="gr5" draw:text-style-name="P2" xml:id="id52" draw:id="id52" draw:layer="layout" svg:width="5cm" svg:height="2cm" svg:x="72.008cm" svg:y="10.882cm">
          <text:p text:style-name="P1"><text:span text:style-name="T1">2249WB</text:span></text:p>
          <text:p text:style-name="P1"><text:span text:style-name="T1">CH3</text:span></text:p>
        </draw:rect>
        <draw:rect draw:style-name="gr4" draw:text-style-name="P3" xml:id="id51" draw:id="id51" draw:layer="layout" svg:width="5cm" svg:height="2cm" svg:x="36.26cm" svg:y="13.982cm">
          <draw:glue-point draw:id="4" svg:x="5cm" svg:y="-3cm"/>
          <draw:glue-point draw:id="5" svg:x="5cm" svg:y="2cm"/>
          <text:p text:style-name="P1"><text:span text:style-name="T2">50 Ohm</text:span></text:p>
          <text:p text:style-name="P1"><text:span text:style-name="T2">Splitter</text:span></text:p>
        </draw:rect>
        <draw:connector draw:style-name="gr3" draw:text-style-name="P1" draw:layer="layout" svg:x1="29.062cm" svg:y1="15.128cm" svg:x2="36.26cm" svg:y2="14.982cm" draw:start-shape="id5" draw:start-glue-point="1" draw:end-shape="id51" svg:d="m29062 15128h3599v-146h3599">
          <text:p/>
        </draw:connector>
        <draw:connector draw:style-name="gr3" draw:text-style-name="P1" draw:layer="layout" svg:x1="41.26cm" svg:y1="15.382cm" svg:x2="56.651cm" svg:y2="15.381cm" draw:start-shape="id51" draw:start-glue-point="5" draw:end-shape="id12" draw:end-glue-point="3" svg:d="m41260 15382h7696v-1h7695">
          <text:p/>
        </draw:connector>
        <draw:connector draw:style-name="gr3" draw:text-style-name="P1" draw:layer="layout" svg:x1="61.557cm" svg:y1="11.982cm" svg:x2="72.008cm" svg:y2="11.882cm" draw:start-shape="id50" draw:start-glue-point="1" draw:end-shape="id52" svg:d="m61557 11982h5226v-100h5225">
          <text:p/>
        </draw:connector>
        <draw:rect draw:style-name="gr4" draw:text-style-name="P3" xml:id="id53" draw:id="id53" draw:layer="layout" svg:width="5cm" svg:height="2cm" svg:x="43.46cm" svg:y="2.382cm">
          <text:p text:style-name="P1"><text:span text:style-name="T2">Long Cable</text:span></text:p>
          <text:p text:style-name="P1"><text:span text:style-name="T2">(64 ns)</text:span></text:p>
        </draw:rect>
        <draw:connector draw:style-name="gr3" draw:text-style-name="P1" draw:layer="layout" svg:x1="41.261cm" svg:y1="4.382cm" svg:x2="43.46cm" svg:y2="3.382cm" draw:start-shape="id6" draw:start-glue-point="4" draw:end-shape="id53" draw:end-glue-point="3" svg:d="m41261 4382h1100v-1000h1099">
          <text:p/>
        </draw:connector>
        <draw:connector draw:style-name="gr26" draw:text-style-name="P1" draw:layer="layout" svg:x1="48.46cm" svg:y1="3.382cm" svg:x2="50.36cm" svg:y2="3.432cm" draw:start-shape="id53" draw:start-glue-point="1" draw:end-shape="id54" draw:end-glue-point="3" svg:d="m48460 3382h950v50h950">
          <text:p/>
        </draw:connector>
        <draw:rect draw:style-name="gr4" draw:text-style-name="P3" xml:id="id55" draw:id="id55" draw:layer="layout" svg:width="5cm" svg:height="2cm" svg:x="43.36cm" svg:y="6.482cm">
          <text:p text:style-name="P1"><text:span text:style-name="T2">Long Cable</text:span></text:p>
          <text:p text:style-name="P1"><text:span text:style-name="T2">(64 ns)</text:span></text:p>
        </draw:rect>
        <draw:connector draw:style-name="gr3" draw:text-style-name="P1" draw:layer="layout" svg:x1="41.26cm" svg:y1="7.882cm" svg:x2="43.36cm" svg:y2="7.482cm" draw:start-shape="id7" draw:start-glue-point="4" draw:end-shape="id55" draw:end-glue-point="3" svg:d="m41260 7882h1050v-400h1050">
          <text:p/>
        </draw:connector>
        <draw:connector draw:style-name="gr26" draw:text-style-name="P1" draw:layer="layout" svg:x1="48.36cm" svg:y1="7.482cm" svg:x2="50.36cm" svg:y2="7.632cm" draw:start-shape="id55" draw:start-glue-point="1" draw:end-shape="id56" draw:end-glue-point="3" svg:d="m48360 7482h1000v150h1000">
          <text:p/>
        </draw:connector>
        <draw:custom-shape draw:style-name="gr15" draw:text-style-name="P2" xml:id="id59" draw:id="id59" draw:layer="layout" svg:width="6.012cm" svg:height="4.5cm" svg:x="23.559cm" svg:y="35.359cm">
          <draw:glue-point draw:id="8" svg:x="-5cm" svg:y="-2.555cm"/>
          <draw:glue-point draw:id="9" svg:x="-5cm" svg:y="3cm"/>
          <draw:glue-point draw:id="10" svg:x="2.777cm" svg:y="-3.666cm"/>
          <draw:glue-point draw:id="11" svg:x="2.777cm" svg:y="4.111cm"/>
          <draw:glue-point draw:id="12" svg:x="-0.555cm" svg:y="-0.333cm"/>
          <draw:glue-point draw:id="13" svg:x="-2.222cm" svg:y="5.002cm"/>
          <text:p text:style-name="P1"><text:span text:style-name="T1">COINC</text:span></text:p>
          <text:p text:style-name="P1"><text:span text:style-name="T1">AND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27" draw:text-style-name="P5" xml:id="id76" draw:id="id76" draw:layer="layout" svg:width="1.349cm" svg:height="1.195cm" svg:x="23.559cm" svg:y="37.981cm">
          <draw:text-box>
            <text:p><text:span text:style-name="T1">IN</text:span></text:p>
          </draw:text-box>
        </draw:frame>
        <draw:frame draw:style-name="gr27" draw:text-style-name="P5" xml:id="id42" draw:id="id42" draw:layer="layout" svg:width="1.349cm" svg:height="1.195cm" svg:x="23.559cm" svg:y="36.161cm">
          <draw:text-box>
            <text:p><text:span text:style-name="T1">IN</text:span></text:p>
          </draw:text-box>
        </draw:frame>
        <draw:frame draw:style-name="gr28" draw:text-style-name="P5" draw:layer="layout" svg:width="2.288cm" svg:height="1.195cm" svg:x="27.227cm" svg:y="37.059cm">
          <draw:text-box>
            <text:p><text:span text:style-name="T1">OUT</text:span></text:p>
          </draw:text-box>
        </draw:frame>
        <draw:g xml:id="id77" draw:id="id77">
          <draw:rect draw:style-name="gr10" draw:text-style-name="P3" xml:id="id57" draw:id="id57" draw:layer="layout" svg:width="8.89cm" svg:height="4.2cm" svg:x="31.002cm" svg:y="35.456cm">
            <draw:glue-point draw:id="4" svg:x="5cm" svg:y="-2.857cm"/>
            <draw:glue-point draw:id="5" svg:x="5cm" svg:y="1.904cm"/>
            <text:p text:style-name="P1"><text:span text:style-name="T2">Delay</text:span></text:p>
            <text:p text:style-name="P1"><text:span text:style-name="T2">4 us</text:span></text:p>
          </draw:rect>
          <draw:frame draw:style-name="gr11" draw:text-style-name="P4" draw:layer="layout" svg:width="3.207cm" svg:height="1.195cm" svg:x="36.929cm" svg:y="37.156cm">
            <draw:text-box>
              <text:p><text:span text:style-name="T2">DELAY</text:span></text:p>
            </draw:text-box>
          </draw:frame>
          <draw:frame draw:style-name="gr11" draw:text-style-name="P4" draw:layer="layout" svg:width="2.526cm" svg:height="1.195cm" svg:x="30.93cm" svg:y="37.057cm">
            <draw:text-box>
              <text:p><text:span text:style-name="T2">TRIG</text:span></text:p>
            </draw:text-box>
          </draw:frame>
        </draw:g>
        <draw:connector draw:style-name="gr3" draw:text-style-name="P1" draw:layer="layout" svg:x1="39.892cm" svg:y1="37.556cm" svg:x2="42.146cm" svg:y2="37.561cm" draw:start-shape="id57" draw:end-shape="id58" svg:d="m39892 37556h1128v5h1126">
          <text:p/>
        </draw:connector>
        <draw:g xml:id="id60" draw:id="id60">
          <draw:rect draw:style-name="gr10" draw:text-style-name="P3" draw:layer="layout" svg:width="8.89cm" svg:height="4.2cm" svg:x="31.082cm" svg:y="30.161cm">
            <draw:glue-point draw:id="4" svg:x="5cm" svg:y="-2.857cm"/>
            <draw:glue-point draw:id="5" svg:x="5cm" svg:y="1.904cm"/>
            <text:p text:style-name="P1"><text:span text:style-name="T2">Gate</text:span></text:p>
            <text:p text:style-name="P1"><text:span text:style-name="T2">20 us</text:span></text:p>
          </draw:rect>
          <draw:frame draw:style-name="gr11" draw:text-style-name="P4" draw:layer="layout" svg:width="2.741cm" svg:height="1.195cm" svg:x="37.409cm" svg:y="31.861cm">
            <draw:text-box>
              <text:p><text:span text:style-name="T2">GATE</text:span></text:p>
            </draw:text-box>
          </draw:frame>
          <draw:frame draw:style-name="gr11" draw:text-style-name="P4" draw:layer="layout" svg:width="2.526cm" svg:height="1.195cm" svg:x="31.01cm" svg:y="31.762cm">
            <draw:text-box>
              <text:p><text:span text:style-name="T2">TRIG</text:span></text:p>
            </draw:text-box>
          </draw:frame>
        </draw:g>
        <draw:connector draw:style-name="gr3" draw:text-style-name="P1" xml:id="id70" draw:id="id70" draw:layer="layout" draw:line-skew="-0.347cm" svg:x1="29.571cm" svg:y1="37.609cm" svg:x2="31.01cm" svg:y2="32.261cm" draw:start-shape="id59" draw:start-glue-point="7" draw:end-shape="id60" draw:end-glue-point="3" svg:d="m29571 37609h374v-5348h1065">
          <text:p/>
        </draw:connector>
        <draw:g xml:id="id61" draw:id="id61">
          <draw:rect draw:style-name="gr10" draw:text-style-name="P3" draw:layer="layout" svg:width="8.928cm" svg:height="4.2cm" svg:x="30.94cm" svg:y="41.037cm">
            <draw:glue-point draw:id="4" svg:x="5cm" svg:y="-2.857cm"/>
            <draw:glue-point draw:id="5" svg:x="5cm" svg:y="1.904cm"/>
            <text:p text:style-name="P1"><text:span text:style-name="T2">Gate</text:span></text:p>
            <text:p text:style-name="P1"><text:span text:style-name="T2">500 ns</text:span></text:p>
          </draw:rect>
          <draw:frame draw:style-name="gr29" draw:text-style-name="P4" draw:layer="layout" svg:width="2.741cm" svg:height="1.195cm" svg:x="37.279cm" svg:y="42.737cm">
            <draw:text-box>
              <text:p><text:span text:style-name="T2">GATE</text:span></text:p>
            </draw:text-box>
          </draw:frame>
          <draw:frame draw:style-name="gr30" draw:text-style-name="P4" draw:layer="layout" svg:width="2.526cm" svg:height="1.195cm" svg:x="30.865cm" svg:y="42.638cm">
            <draw:text-box>
              <text:p><text:span text:style-name="T2">TRIG</text:span></text:p>
            </draw:text-box>
          </draw:frame>
        </draw:g>
        <draw:connector draw:style-name="gr3" draw:text-style-name="P1" xml:id="id68" draw:id="id68" draw:layer="layout" draw:line-skew="-0.274cm" svg:x1="29.571cm" svg:y1="37.609cm" svg:x2="30.865cm" svg:y2="43.137cm" draw:start-shape="id59" draw:start-glue-point="7" draw:end-shape="id61" draw:end-glue-point="3" svg:d="m29571 37609h374v5528h920">
          <text:p/>
        </draw:connector>
        <draw:custom-shape draw:style-name="gr15" draw:text-style-name="P2" xml:id="id62" draw:id="id62" draw:layer="layout" svg:width="5.896cm" svg:height="2.721cm" svg:x="53.068cm" svg:y="36.186cm">
          <text:p text:style-name="P1"><text:span text:style-name="T1">COINC</text:span></text:p>
          <text:p text:style-name="P1"><text:span text:style-name="T1">INHIBI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0.786cm" svg:y1="37.561cm" svg:x2="53.068cm" svg:y2="37.546cm" draw:start-shape="id58" draw:start-glue-point="1" draw:end-shape="id62" draw:end-glue-point="3" svg:d="m50786 37561h1141v-15h1141">
          <text:p/>
        </draw:connector>
        <draw:connector draw:style-name="gr3" draw:text-style-name="P1" draw:layer="layout" svg:x1="40.02cm" svg:y1="43.137cm" svg:x2="71.857cm" svg:y2="40.733cm" draw:start-shape="id61" draw:start-glue-point="1" draw:end-shape="id63" draw:end-glue-point="3" svg:d="m40020 43137h15918v-2404h15919">
          <text:p/>
        </draw:connector>
        <draw:connector draw:style-name="gr3" draw:text-style-name="P1" draw:layer="layout" svg:x1="41.16cm" svg:y1="10.982cm" svg:x2="44.628cm" svg:y2="10.379cm" draw:start-shape="id39" draw:start-glue-point="4" draw:end-shape="id64" draw:end-glue-point="3" svg:d="m41160 10982h1734v-603h1734">
          <text:p/>
        </draw:connector>
        <draw:rect draw:style-name="gr4" draw:text-style-name="P3" xml:id="id65" draw:id="id65" draw:layer="layout" svg:width="3.069cm" svg:height="2cm" svg:x="44.343cm" svg:y="12.66cm">
          <draw:glue-point draw:id="4" svg:x="5cm" svg:y="-3cm"/>
          <draw:glue-point draw:id="5" svg:x="5cm" svg:y="2cm"/>
          <text:p text:style-name="P1"><text:span text:style-name="T2">50 Ohm</text:span></text:p>
          <text:p text:style-name="P1"><text:span text:style-name="T2">Term</text:span></text:p>
        </draw:rect>
        <draw:connector draw:style-name="gr3" draw:text-style-name="P1" draw:layer="layout" svg:x1="41.26cm" svg:y1="14.382cm" svg:x2="44.343cm" svg:y2="13.66cm" draw:start-shape="id51" draw:start-glue-point="4" draw:end-shape="id65" svg:d="m41260 14382h1542v-722h1541">
          <text:p/>
        </draw:connector>
        <draw:custom-shape draw:style-name="gr25" draw:text-style-name="P3" xml:id="id67" draw:id="id67" draw:layer="layout" svg:width="2.754cm" svg:height="1.597cm" svg:x="82.777cm" svg:y="32.279cm">
          <text:p text:style-name="P1"><text:span text:style-name="T2">OCH2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77.47cm" svg:y1="33.306cm" svg:x2="82.777cm" svg:y2="33.077cm" draw:start-shape="id66" draw:start-glue-point="1" draw:end-shape="id67" draw:end-glue-point="3" svg:d="m77470 33306h2653v-229h2654">
          <text:p/>
        </draw:connector>
        <draw:custom-shape draw:style-name="gr25" draw:text-style-name="P3" xml:id="id69" draw:id="id69" draw:layer="layout" svg:width="3.112cm" svg:height="1.597cm" svg:x="42.183cm" svg:y="39.976cm">
          <text:p text:style-name="P1"><text:span text:style-name="T2">OCH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2.152cm -3.274cm 1.256cm" svg:x1="29.945cm" svg:y1="40.373cm" svg:x2="42.183cm" svg:y2="40.774cm" draw:start-shape="id68" draw:start-glue-point="0" draw:end-shape="id69" draw:end-glue-point="3" svg:d="m29945 40373h1214v31h6621v370h4403">
          <text:p/>
        </draw:connector>
        <draw:connector draw:style-name="gr3" draw:text-style-name="P1" draw:layer="layout" draw:line-skew="0.906cm" svg:x1="29.945cm" svg:y1="40.373cm" svg:x2="30.875cm" svg:y2="48.228cm" draw:start-shape="id68" draw:start-glue-point="0" draw:end-shape="id27" draw:end-glue-point="8" svg:d="m29945 40373h-32v7855h962">
          <text:p/>
        </draw:connector>
        <draw:custom-shape draw:style-name="gr25" draw:text-style-name="P3" xml:id="id64" draw:id="id64" draw:layer="layout" svg:width="2.813cm" svg:height="1.5cm" svg:x="44.628cm" svg:y="9.629cm">
          <text:p text:style-name="P1"><text:span text:style-name="T2">OCH3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line-skew="0.938cm 3.399cm" svg:x1="29.945cm" svg:y1="34.935cm" svg:x2="71.447cm" svg:y2="32.241cm" draw:start-shape="id70" draw:start-glue-point="0" draw:end-shape="id71" draw:end-glue-point="3" svg:d="m29945 34935v0-10h21284v-2684h20218">
          <text:p/>
        </draw:connector>
        <draw:custom-shape draw:style-name="gr21" draw:text-style-name="P1" draw:layer="layout" svg:width="49.469cm" svg:height="24.811cm" svg:x="11.047cm" svg:y="30.011cm">
          <text:p/>
          <draw:enhanced-geometry svg:viewBox="0 0 21600 21600" draw:type="rectangle" draw:enhanced-path="M 0 0 L 21600 0 21600 21600 0 21600 0 0 Z N"/>
        </draw:custom-shape>
        <draw:rect draw:style-name="gr4" draw:text-style-name="P3" xml:id="id72" draw:id="id72" draw:layer="layout" svg:width="5cm" svg:height="2cm" svg:x="42.612cm" svg:y="25.346cm">
          <text:p text:style-name="P1"><text:span text:style-name="T2">Long Cable</text:span></text:p>
          <text:p text:style-name="P1"><text:span text:style-name="T2">(64 ns)</text:span></text:p>
        </draw:rect>
        <draw:connector draw:style-name="gr3" draw:text-style-name="P1" draw:layer="layout" draw:line-skew="0.888cm" svg:x1="40.15cm" svg:y1="32.261cm" svg:x2="47.612cm" svg:y2="26.346cm" draw:start-shape="id60" draw:start-glue-point="1" draw:end-shape="id72" draw:end-glue-point="1" svg:d="m40150 32261h8851v-5915h-1389">
          <text:p/>
        </draw:connector>
        <draw:frame draw:style-name="gr11" draw:text-style-name="P5" draw:layer="layout" svg:width="14.188cm" svg:height="1.195cm" svg:x="29.397cm" svg:y="54.957cm">
          <draw:text-box>
            <text:p><text:span text:style-name="T1">Logic and Event Number Electronics</text:span></text:p>
          </draw:text-box>
        </draw:frame>
        <draw:custom-shape draw:style-name="gr21" draw:text-style-name="P1" draw:layer="layout" svg:width="7.644cm" svg:height="10.995cm" svg:x="85.901cm" svg:y="41.334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6.378cm" svg:height="1.195cm" svg:x="86.72cm" svg:y="52.535cm">
          <draw:text-box>
            <text:p><text:span text:style-name="T1">Counting Room</text:span></text:p>
          </draw:text-box>
        </draw:frame>
        <draw:connector draw:style-name="gr3" draw:text-style-name="P1" draw:layer="layout" draw:line-skew="0.174cm 2.888cm -0.569cm" svg:x1="42.612cm" svg:y1="26.346cm" svg:x2="20.362cm" svg:y2="26.872cm" draw:start-shape="id72" draw:start-glue-point="3" draw:end-shape="id73" draw:end-glue-point="3" svg:d="m42612 26346h-9760v2317h-13559v-1791h1069">
          <text:p/>
        </draw:connector>
        <draw:g>
          <draw:rect draw:style-name="gr7" draw:text-style-name="P3" xml:id="id75" draw:id="id75" draw:layer="layout" svg:width="10.079cm" svg:height="3cm" svg:x="11.592cm" svg:y="38.756cm">
            <text:p text:style-name="P1"><text:span text:style-name="T2">Discriminator</text:span></text:p>
            <text:p text:style-name="P1"><text:span text:style-name="T2">THR ~ 1/2 MIP</text:span></text:p>
            <text:p text:style-name="P1"><text:span text:style-name="T2">Width ~ 100 ns</text:span></text:p>
          </draw:rect>
          <draw:frame draw:style-name="gr8" draw:text-style-name="P4" draw:layer="layout" svg:width="1.615cm" svg:height="1.195cm" svg:x="11.575cm" svg:y="39.756cm">
            <draw:text-box>
              <text:p><text:span text:style-name="T2">IN</text:span></text:p>
            </draw:text-box>
          </draw:frame>
          <draw:frame draw:style-name="gr9" draw:text-style-name="P4" draw:layer="layout" svg:width="2.628cm" svg:height="1.195cm" svg:x="19.588cm" svg:y="39.693cm">
            <draw:text-box>
              <text:p><text:span text:style-name="T2">OUT</text:span></text:p>
            </draw:text-box>
          </draw:frame>
        </draw:g>
        <draw:connector draw:style-name="gr3" draw:text-style-name="P1" draw:layer="layout" svg:x1="9.193cm" svg:y1="39.485cm" svg:x2="11.575cm" svg:y2="40.256cm" draw:start-shape="id74" draw:start-glue-point="1" svg:d="m9193 39485h1442v771h940">
          <text:p/>
        </draw:connector>
        <draw:connector draw:style-name="gr3" draw:text-style-name="P1" draw:layer="layout" svg:x1="21.671cm" svg:y1="40.256cm" svg:x2="23.559cm" svg:y2="38.578cm" draw:start-shape="id75" draw:start-glue-point="1" draw:end-shape="id76" draw:end-glue-point="3" svg:d="m21671 40256h945v-1678h943">
          <text:p/>
        </draw:connector>
        <draw:connector draw:style-name="gr3" draw:text-style-name="P1" draw:layer="layout" draw:line-skew="0.034cm" svg:x1="29.571cm" svg:y1="37.609cm" svg:x2="30.93cm" svg:y2="37.556cm" draw:start-shape="id59" draw:start-glue-point="7" draw:end-shape="id77" draw:end-glue-point="3" svg:d="m29571 37609h715v-53h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60.96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7H47M15S</meta:editing-duration>
    <meta:editing-cycles>255</meta:editing-cycles>
    <meta:generator>LibreOffice/3.5$Linux_X86_64 LibreOffice_project/350m1$Build-2</meta:generator>
    <dc:date>2013-01-01T01:51:53</dc:date>
    <dc:creator>tyler </dc:creator>
    <meta:document-statistic meta:object-count="171"/>
  </office:meta>
</office:document-meta>
</file>